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3249a7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4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loext:opacity="100%" fo:font-size="12pt" fo:font-weight="normal" officeooo:rsid="00124da1" officeooo:paragraph-rsid="00306d62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color="#000000" loext:opacity="100%" fo:font-size="12pt" fo:font-weight="normal" officeooo:rsid="00332ec2" officeooo:paragraph-rsid="00332ec2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2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3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text-properties fo:color="#000000" loext:opacity="100%" fo:font-size="12pt" fo:font-weight="normal" officeooo:rsid="00332ec2" officeooo:paragraph-rsid="00332ec2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3">
      <style:text-properties fo:color="#000000" loext:opacity="100%" fo:font-size="12pt" fo:font-weight="normal" officeooo:rsid="0034f16b" officeooo:paragraph-rsid="0034f16b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 style:list-style-name="L4">
      <style:text-properties fo:color="#000000" loext:opacity="100%" fo:font-size="12pt" fo:font-weight="normal" officeooo:rsid="0034f16b" officeooo:paragraph-rsid="0034f16b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text-properties fo:color="#000000" loext:opacity="100%" fo:font-size="12pt" fo:font-weight="normal" officeooo:rsid="0036e8b9" officeooo:paragraph-rsid="0036e8b9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 style:list-style-name="L4">
      <style:text-properties fo:color="#000000" loext:opacity="100%" fo:font-size="12pt" fo:font-weight="bold" officeooo:rsid="00332ec2" officeooo:paragraph-rsid="00332ec2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 officeooo:rsid="0034f16b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249a7"/>
    </style:style>
    <style:style style:name="T5" style:family="text">
      <style:text-properties officeooo:rsid="00332ec2"/>
    </style:style>
    <style:style style:name="T6" style:family="text">
      <style:text-properties officeooo:rsid="0034f16b"/>
    </style:style>
    <style:style style:name="T7" style:family="text">
      <style:text-properties fo:font-weight="normal" officeooo:rsid="00332ec2" style:font-weight-asian="normal" style:font-weight-complex="normal"/>
    </style:style>
    <style:style style:name="T8" style:family="text">
      <style:text-properties officeooo:rsid="00372a7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4">0</text:span><text:span text:style-name="T8">5</text:span><text:span text:style-name="T1">rd</text:span><text:span text:style-name="T5"> </text:span><text:span text:style-name="T4">April,</text:span> 202<text:span text:style-name="T2">1</text:span></text:p>
      <text:p text:style-name="P3"/>
      <text:p text:style-name="P4"/>
      <text:list xml:id="list129672036" text:style-name="L1">
        <text:list-item>
          <text:p text:style-name="P8"><text:span text:style-name="T3">Internal meeting with team:</text:span><text:tab/></text:p>
          <text:list>
            <text:list-item>
              <text:list>
                <text:list-item>
                  <text:p text:style-name="P9">Checked upon each other’s task status. </text:p>
                </text:list-item>
                <text:list-item>
                  <text:p text:style-name="P9">Decided the tasks that needs to be completed today on priority basis.</text:p>
                </text:list-item>
                <text:list-item>
                  <text:p text:style-name="P10">Updated each other with task updates of one another and shared documents and notes with all to share our understanding on topics of automotive industry.</text:p>
                </text:list-item>
              </text:list>
            </text:list-item>
          </text:list>
        </text:list-item>
      </text:list>
      <text:list xml:id="list1047144170" text:style-name="L2">
        <text:list-header>
          <text:p text:style-name="P11"/>
        </text:list-header>
      </text:list>
      <text:list xml:id="list962123006" text:style-name="L3">
        <text:list-item>
          <text:p text:style-name="P12"><text:span text:style-name="T3">Session</text:span>:</text:p>
          <text:list>
            <text:list-item>
              <text:list>
                <text:list-item>
                  <text:p text:style-name="P14">Got few updates on the upcoming project.</text:p>
                </text:list-item>
                <text:list-item>
                  <text:p text:style-name="P14">Discussed the FOMOBO slide prepared by Priyank for Dealer Management System and eVHC(Electronic Vehicle Health Checkup). Reviewed it and gave my inputs.</text:p>
                </text:list-item>
                <text:list-item>
                  <text:p text:style-name="P14">Understood a key-point that DMS itself is not a Front Office but is a Back Office and gives data.</text:p>
                </text:list-item>
                <text:list-item>
                  <text:p text:style-name="P13">Discussion on automotive industry.</text:p>
                </text:list-item>
              </text:list>
            </text:list-item>
          </text:list>
        </text:list-item>
      </text:list>
      <text:p text:style-name="P7"/>
      <text:list xml:id="list3558775792" text:style-name="L4">
        <text:list-item>
          <text:p text:style-name="P17">Call With Harshil:</text:p>
          <text:list>
            <text:list-item>
              <text:list>
                <text:list-item>
                  <text:p text:style-name="P15">Harshil showed me some previous RA(Requirement Analysis) documents to understand it’s format and what all should be kept in mind by making it.</text:p>
                </text:list-item>
                <text:list-item>
                  <text:p text:style-name="P16">Had discussion on the following topics:</text:p>
                  <text:list>
                    <text:list-item>
                      <text:p text:style-name="P15">Levels of Automation<text:tab/></text:p>
                    </text:list-item>
                    <text:list-item>
                      <text:p text:style-name="P15">GDPR(General Data Protection Regulation)</text:p>
                    </text:list-item>
                    <text:list-item>
                      <text:p text:style-name="P15">L1, L2, L3 support<text:span text:style-name="T5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4-05T19:19:30.162000000</dc:date>
    <meta:editing-duration>PT3H24M38S</meta:editing-duration>
    <meta:editing-cycles>22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8" meta:word-count="164" meta:character-count="1045" meta:non-whitespace-character-count="805"/>
  </office:meta>
</office:document-meta>
</file>